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997" officeooo:paragraph-rsid="0013b997"/>
    </style:style>
    <style:style style:name="P2" style:family="paragraph" style:parent-style-name="Standard">
      <style:text-properties officeooo:rsid="0013b997" officeooo:paragraph-rsid="0013b997" fo:background-color="#fff200"/>
    </style:style>
    <style:style style:name="P3" style:family="paragraph" style:parent-style-name="Standard">
      <style:text-properties officeooo:rsid="0013b997" officeooo:paragraph-rsid="0013b997" fo:background-color="#5e8ac7"/>
    </style:style>
    <style:style style:name="P4" style:family="paragraph">
      <loext:graphic-properties draw:fill="solid" draw:fill-color="#fff200"/>
      <style:text-properties fo:font-size="12pt"/>
    </style:style>
    <style:style style:name="P5" style:family="paragraph">
      <loext:graphic-properties draw:fill="solid" draw:fill-color="#5e8ac7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5e8ac7"/>
      <style:text-properties fo:font-size="12pt"/>
    </style:style>
    <style:style style:name="P10" style:family="paragraph">
      <loext:graphic-properties draw:fill-color="#000000"/>
      <style:text-properties fo:font-size="12pt"/>
    </style:style>
    <style:style style:name="P11" style:family="paragraph">
      <loext:graphic-properties draw:fill-color="#000000"/>
    </style:style>
    <style:style style:name="P12" style:family="paragraph">
      <loext:graphic-properties draw:fill="solid" draw:fill-color="#fff200"/>
    </style:style>
    <style:style style:name="T1" style:family="text">
      <style:text-properties fo:font-size="12pt"/>
    </style:style>
    <style:style style:name="T2" style:family="text">
      <style:text-properties style:text-line-through-style="none" style:text-line-through-type="none"/>
    </style:style>
    <style:style style:name="gr1" style:family="graphic">
      <style:graphic-properties draw:stroke="solid" svg:stroke-color="#000000" draw:fill="solid" draw:fill-color="#fff200" fo:min-height="4.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200" fo:min-height="0.97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5e8ac7" fo:min-height="1.08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200" fo:min-height="0.97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.08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46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5e8ac7" fo:min-height="3.42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solid" draw:fill-color="#5e8ac7" fo:min-height="1.94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heads_20_1" draw:fill-color="#000000" draw:textarea-horizontal-align="justify" draw:textarea-vertical-align="middle" draw:auto-grow-height="false" fo:min-height="1.138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heads_20_1" draw:fill-color="#000000" draw:textarea-horizontal-align="justify" draw:textarea-vertical-align="middle" draw:auto-grow-height="false" fo:min-height="1.136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fill-color="#000000" draw:textarea-horizontal-align="justify" draw:textarea-vertical-align="middle" draw:auto-grow-height="false" fo:min-height="1.012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heads_20_1" draw:fill-color="#000000" draw:textarea-horizontal-align="justify" draw:textarea-vertical-align="middle" draw:auto-grow-height="false" fo:min-height="1.182cm" fo:min-width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end="Arrowheads_20_1" draw:fill-color="#000000" draw:textarea-horizontal-align="justify" draw:textarea-vertical-align="middle" draw:auto-grow-height="false" fo:min-height="0.672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s_20_1" draw:fill-color="#000000" draw:textarea-horizontal-align="justify" draw:textarea-vertical-align="middle" draw:auto-grow-height="false" fo:min-height="0.173cm" fo:min-width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s_20_1" draw:fill-color="#000000" draw:textarea-horizontal-align="justify" draw:textarea-vertical-align="middle" draw:auto-grow-height="false" fo:min-height="1.044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000000" draw:fill="solid" draw:fill-color="#fff200" fo:min-height="2.24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color="#000000" draw:fill="none" draw:fill-color="#ffffff" fo:min-height="1.94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Arrowheads_20_1" draw:fill-color="#000000" draw:textarea-horizontal-align="justify" draw:textarea-vertical-align="middle" draw:auto-grow-height="false" fo:min-height="1.877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000000" draw:fill="none" draw:fill-color="#ffffff" fo:min-height="2.40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heads_20_1" draw:fill-color="#000000" draw:textarea-horizontal-align="justify" draw:textarea-vertical-align="middle" draw:auto-grow-height="false" fo:min-height="9.17cm" fo:min-width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heads_20_1" draw:fill-color="#000000" draw:textarea-horizontal-align="justify" draw:textarea-vertical-align="middle" draw:auto-grow-height="false" fo:min-height="1.111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="solid" draw:fill-color="#fff200" fo:min-height="3.89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marker-end="Arrowheads_20_1" draw:fill-color="#000000" draw:textarea-horizontal-align="justify" draw:textarea-vertical-align="middle" draw:auto-grow-height="false" fo:min-height="0.974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marker-end="Arrowheads_20_1" draw:fill-color="#000000" draw:textarea-horizontal-align="justify" draw:textarea-vertical-align="middle" draw:auto-grow-height="false" fo:min-height="0.199cm" fo:min-width="8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color="#000000" draw:fill="solid" draw:fill-color="#5e8ac7" fo:min-height="1.46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marker-end="Arrowheads_20_1" draw:fill-color="#000000" draw:textarea-horizontal-align="justify" draw:textarea-vertical-align="middle" draw:auto-grow-height="false" fo:min-height="1.882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marker-end="Arrowheads_20_1" draw:fill-color="#000000" draw:textarea-horizontal-align="justify" draw:textarea-vertical-align="middle" draw:auto-grow-height="false" fo:min-height="1.921cm" fo:min-width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color="#000000" draw:fill="solid" draw:fill-color="#fff200" fo:min-height="3.57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marker-end="Arrowheads_20_1" draw:fill-color="#000000" draw:textarea-horizontal-align="justify" draw:textarea-vertical-align="middle" draw:auto-grow-height="false" fo:min-height="4.584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marker-end="Arrowheads_20_1" draw:fill-color="#000000" draw:textarea-horizontal-align="justify" draw:textarea-vertical-align="middle" draw:auto-grow-height="false" fo:min-height="0.778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8" draw:name="Shape1" draw:style-name="gr3" draw:text-style-name="P5" svg:width="1.773cm" svg:height="1.086cm" svg:x="5.352cm" svg:y="-1.549cm"><draw:text-box><text:p>HEADER</text:p></draw:text-box></draw:frame><draw:frame text:anchor-type="paragraph" draw:z-index="27" draw:name="Shape1" draw:style-name="gr25" draw:text-style-name="P5" svg:width="1.773cm" svg:height="1.463cm" svg:x="1.833cm" svg:y="-0.305cm"><draw:text-box><text:p>ERROR for 404 -i.e. /dog</text:p></draw:text-box></draw:frame><draw:frame text:anchor-type="paragraph" draw:z-index="1" draw:name="Shape1" draw:style-name="gr2" draw:text-style-name="P4" svg:width="5.742cm" svg:height="0.976cm" svg:x="10.961cm" svg:y="-1.392cm"><draw:text-box><text:p><text:span text:style-name="T1">NAVBAR- LINKS TO </text:span><text:span text:style-name="T1">TOPICS- state: topics []</text:span></text:p></draw:text-box></draw:frame><draw:custom-shape text:anchor-type="paragraph" draw:z-index="28" draw:name="Shape5" draw:style-name="gr26" draw:text-style-name="P11" svg:width="0.371cm" svg:height="2.149cm" draw:transform="rotate (0.785398163397448) translate (3.75531944444444cm 0.504472222222222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5" draw:style-name="gr15" draw:text-style-name="P11" svg:width="0.371cm" svg:height="1.191cm" svg:x="6.172cm" svg:y="-0.46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Shape5" draw:style-name="gr27" draw:text-style-name="P11" svg:width="0.505cm" svg:height="2.193cm" draw:transform="rotate (-0.855211333477222) translate (14.9436666666667cm -0.209902777777778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19"/></text:p>
      <text:p text:style-name="Standard"><draw:frame text:anchor-type="paragraph" draw:z-index="0" draw:name="Shape1" draw:style-name="gr1" draw:text-style-name="P4" svg:width="7.383cm" svg:height="4.871cm" svg:x="5.537cm" svg:y="0.312cm"><draw:text-box><text:p><text:span text:style-name="T1">APP</text:span></text:p><text:p><text:span text:style-name="T1">State-username,userlogin, </text:span><text:span text:style-name="T1">signedin</text:span></text:p><text:p><text:span text:style-name="T1">LOGIN</text:span></text:p><text:p><text:span text:style-name="T1">Pass this userlogin and </text:span><text:span text:style-name="T1">signedin down through </text:span><text:span text:style-name="T1">props-goes to single article, </text:span><text:span text:style-name="T1">then down to comments, </text:span><text:span text:style-name="T1">comment card etc.signedin </text:span><text:span text:style-name="T1">disctates in addcomment </text:span><text:span text:style-name="T1">whether user can add </text:span><text:span text:style-name="T1">comment depending if </text:span><text:span text:style-name="T1">signed in or not</text:span></text:p></draw:text-box></draw:frame></text:p>
      <text:p text:style-name="Standard"/>
      <text:p text:style-name="Standard"><draw:frame text:anchor-type="paragraph" draw:z-index="2" draw:name="Shape1" draw:style-name="gr3" draw:text-style-name="P5" svg:width="1.773cm" svg:height="1.086cm" svg:x="2.097cm" svg:y="0.272cm"><draw:text-box><text:p>FOOTER</text:p></draw:text-box></draw:frame><draw:custom-shape text:anchor-type="paragraph" draw:z-index="15" draw:name="Shape4" draw:style-name="gr14" draw:text-style-name="P11" svg:width="1.668cm" svg:height="0.345cm" svg:x="3.87cm" svg:y="0.56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3" draw:style-name="gr18" draw:text-style-name="P11" svg:width="0.556cm" svg:height="2.144cm" svg:x="3.05cm" svg:y="13.7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3" draw:style-name="gr20" draw:text-style-name="P11" svg:width="0.759cm" svg:height="9.171cm" draw:transform="rotate (1.23918376891597) translate (4.72369444444445cm 12.9240138888889cm)"><text:p/><draw:enhanced-geometry svg:viewBox="0 0 21600 21600" draw:mirror-horizontal="true" draw:text-areas="?f0 0 ?f2 ?f5" draw:type="down-arrow" draw:modifiers="16565.9928656361 7457.80051150895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 <text:s/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0" draw:name="Shape3" draw:style-name="gr30" draw:text-style-name="P11" svg:width="0.556cm" svg:height="0.89cm" svg:x="9.32cm" svg:y="0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frame text:anchor-type="paragraph" draw:z-index="4" draw:name="Shape1" draw:style-name="gr5" draw:text-style-name="P7" svg:width="7.912cm" svg:height="1.086cm" svg:x="4.002cm" svg:y="0.108cm"><draw:text-box><text:p text:style-name="P6">ROUTERS</text:p></draw:text-box></draw:frame></text:p>
      <text:p text:style-name="Standard"/>
      <text:p text:style-name="Standard"><draw:custom-shape text:anchor-type="paragraph" draw:z-index="10" draw:name="Shape3" draw:style-name="gr9" draw:text-style-name="P10" svg:width="0.558cm" svg:height="1.301cm" svg:x="4.002cm" svg:y="0.2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3" draw:style-name="gr10" draw:text-style-name="P11" svg:width="0.556cm" svg:height="1.297cm" svg:x="6.754cm" svg:y="0.2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3" draw:style-name="gr21" draw:text-style-name="P11" svg:width="0.556cm" svg:height="1.271cm" svg:x="11.067cm" svg:y="0.2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frame text:anchor-type="paragraph" draw:z-index="6" draw:name="Shape1" draw:style-name="gr6" draw:text-style-name="P8" svg:width="3.176cm" svg:height="1.463cm" svg:x="1.727cm" svg:y="0.383cm"><draw:text-box><text:p><text:s text:c="2"/>/topics/:topic</text:p><text:p>(articles from a specific topic)</text:p></draw:text-box></draw:frame></text:p>
      <text:p text:style-name="Standard"><draw:frame text:anchor-type="paragraph" draw:z-index="5" draw:name="Shape1" draw:style-name="gr5" draw:text-style-name="P8" svg:width="3.176cm" svg:height="1.086cm" svg:x="5.934cm" svg:y="0.081cm"><draw:text-box><text:p><text:s text:c="5"/>/ <text:s text:c="2"/>(Homepage-all articles)</text:p></draw:text-box></draw:frame><draw:frame text:anchor-type="paragraph" draw:z-index="19" draw:name="Shape1" draw:style-name="gr17" draw:text-style-name="P8" svg:width="4.869cm" svg:height="1.95cm" svg:x="10.008cm" svg:y="0.055cm"><draw:text-box><text:p>ROUTER - <text:s/>/:article_id <text:s/>- link to one page article – by clicking on specific article card</text:p></draw:text-box></draw:frame></text:p>
      <text:p text:style-name="Standard"/>
      <text:p text:style-name="Standard"><draw:custom-shape text:anchor-type="paragraph" draw:z-index="13" draw:name="Shape3" draw:style-name="gr12" draw:text-style-name="P10" svg:width="0.609cm" svg:height="1.35cm" svg:x="7.257cm" svg:y="0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3" draw:style-name="gr11" draw:text-style-name="P11" svg:width="0.556cm" svg:height="1.158cm" svg:x="4.346cm" svg:y="0.38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9" draw:name="Shape1" draw:style-name="gr8" draw:text-style-name="P5" svg:width="5.663cm" svg:height="1.95cm" svg:x="-3.062cm" svg:y="0.427cm"><draw:text-box><text:p>SORT-BY DROPDOWN(sort by date created, votes, comments)</text:p></draw:text-box></draw:frame></text:p>
      <text:p text:style-name="Standard"><draw:custom-shape text:anchor-type="paragraph" draw:z-index="25" draw:name="Shape3" draw:style-name="gr23" draw:text-style-name="P11" svg:width="0.556cm" svg:height="1.112cm" svg:x="14.321cm" svg:y="0.1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3" draw:name="Shape1" draw:style-name="gr4" draw:text-style-name="P4" svg:width="7.674cm" svg:height="0.98cm" svg:x="4.082cm" svg:y="0.203cm"><draw:text-box><text:p><text:span text:style-name="T1">ARTICLE-LIST – state - articles: </text:span><text:span text:style-name="T1">[{article},{article}]</text:span></text:p></draw:text-box></draw:frame></text:p>
      <text:p text:style-name="Standard"><draw:frame text:anchor-type="paragraph" draw:z-index="24" draw:name="Shape1" draw:style-name="gr22" draw:text-style-name="P12" svg:width="4.869cm" svg:height="3.897cm" svg:x="13.642cm" svg:y="0.272cm"><draw:text-box><text:p>SINGLE ARTICLE COMPONENT(which is linked to by the title of each article card</text:p><text:p>State: {article}</text:p><text:p/><text:p>-article body</text:p><text:p>State - article</text:p></draw:text-box></draw:frame><draw:custom-shape text:anchor-type="paragraph" draw:z-index="29" draw:name="Shape4" draw:style-name="gr14" draw:text-style-name="P11" svg:width="1.668cm" svg:height="0.345cm" svg:x="2.415cm" svg:y="0.22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frame text:anchor-type="paragraph" draw:z-index="7" draw:name="Shape1" draw:style-name="gr7" draw:text-style-name="P9" svg:width="6.326cm" svg:height="3.424cm" svg:x="0.721cm" svg:y="0.409cm"><draw:text-box><text:p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text:span text:style-name="T1">-</text:span><text:span text:style-name="T1">C</text:span><text:span text:style-name="T1">A</text:span><text:span text:style-name="T1">R</text:span><text:span text:style-name="T1">D</text:span><text:span text:style-name="T1">/</text:span><text:span text:style-name="T1">S</text:span></text:p><text:p><text:span text:style-name="T1"/></text:p><text:p><text:span text:style-name="T1"/></text:p><text:p><text:span text:style-name="T1">-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t </text:span><text:span text:style-name="T1">c</text:span><text:span text:style-name="T1">o</text:span><text:span text:style-name="T1">u</text:span><text:span text:style-name="T1">n</text:span><text:span text:style-name="T1">t</text:span></text:p><text:p><text:span text:style-name="T1">-</text:span><text:span text:style-name="T1">a</text:span><text:span text:style-name="T1">rt</text:span><text:span text:style-name="T1">i</text:span><text:span text:style-name="T1">c</text:span><text:span text:style-name="T1">l</text:span><text:span text:style-name="T1">e 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/text:p><text:p><text:span text:style-name="T1">-</text:span><text:span text:style-name="T1">v</text:span><text:span text:style-name="T1">o</text:span><text:span text:style-name="T1">t</text:span><text:span text:style-name="T1">e</text:span><text:span text:style-name="T1">s</text:span></text:p><text:p><text:span text:style-name="T1">-</text:span><text:span text:style-name="T1">d</text:span><text:span text:style-name="T1">a</text:span><text:span text:style-name="T1">t</text:span><text:span text:style-name="T1">e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d</text:span></text:p></draw:text-box></draw:frame><draw:custom-shape text:anchor-type="paragraph" draw:z-index="14" draw:name="Shape3" draw:style-name="gr13" draw:text-style-name="P11" svg:width="0.556cm" svg:height="0.768cm" svg:x="5.907cm" svg:y="0.2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26" draw:name="Shape2" draw:style-name="gr24" draw:text-style-name="P11" svg:width="10.275cm" svg:height="0.398cm" svg:x="3.367cm" svg:y="0.2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17" draw:name="Shape3" draw:style-name="gr10" draw:text-style-name="P11" svg:width="0.556cm" svg:height="1.297cm" svg:x="15.459cm" svg:y="0.45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frame text:anchor-type="paragraph" draw:z-index="18" draw:name="Shape1" draw:style-name="gr16" draw:text-style-name="P12" svg:width="6.139cm" svg:height="3.897cm" svg:x="12.046cm" svg:y="0.293cm"><draw:text-box><text:p>COMMENTS</text:p><text:p/><text:p>State: [{comment},{comment}]</text:p><text:p>Votes: 0</text:p><text:p/><text:p/><text:p/><text:p><text:span text:style-name="T2"/></text:p></draw:text-box></draw:frame></text:p>
      <text:p text:style-name="Standard"/>
      <text:p text:style-name="Standard"><draw:frame text:anchor-type="paragraph" draw:z-index="21" draw:name="Shape1" draw:style-name="gr19" draw:text-style-name="P8" svg:width="3.176cm" svg:height="2.408cm" svg:x="2.256cm" svg:y="0.208cm"><draw:text-box><text:p>VOTE ON ARTICLE</text:p><text:p>-upvote</text:p><text:p>-downvote</text:p></draw:text-box></draw:frame></text:p>
      <text:p text:style-name="Standard"><draw:frame text:anchor-type="paragraph" draw:z-index="30" draw:name="Shape1" draw:style-name="gr19" draw:text-style-name="P8" svg:width="3.176cm" svg:height="2.408cm" svg:x="2.018cm" svg:y="10.134cm"><draw:text-box><text:p>VOTE ON ARTICLE</text:p><text:p>-upvote</text:p><text:p>-downvote</text:p></draw:text-box></draw:frame></text:p>
      <text:p text:style-name="Standard"/>
      <text:p text:style-name="Standard"/>
      <text:p text:style-name="Standard"/>
      <text:p text:style-name="Standard"><draw:custom-shape text:anchor-type="paragraph" draw:z-index="38" draw:name="Shape3" draw:style-name="gr10" draw:text-style-name="P11" svg:width="0.556cm" svg:height="1.297cm" svg:x="11.649cm" svg:y="0.3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3" draw:name="Shape3" draw:style-name="gr10" draw:text-style-name="P11" svg:width="0.556cm" svg:height="1.297cm" svg:x="15.221cm" svg:y="0.17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35" draw:name="Shape1" draw:style-name="gr28" draw:text-style-name="P12" svg:width="8.706cm" svg:height="3.573cm" svg:x="6.119cm" svg:y="0.055cm"><draw:text-box><text:p>COMMENT CARD</text:p><text:p/><text:p>State: votecount:</text:p><text:p>Commentid:</text:p><text:p>ALTER VOTE FUNCTION</text:p><text:p><text:span text:style-name="T2">Needs to have own state separate to comments so vote only affect that one comment card</text:span></text:p></draw:text-box></draw:frame></text:p>
      <text:p text:style-name="Standard"/>
      <text:p text:style-name="Standard"><draw:frame text:anchor-type="paragraph" draw:z-index="32" draw:name="Shape1" draw:style-name="gr22" draw:text-style-name="P12" svg:width="3.176cm" svg:height="3.897cm" svg:x="15.221cm" svg:y="0.007cm"><draw:text-box><text:p>ADD COMMENT to ARTICLE</text:p><text:p>Gets article id on props to use in post request</text:p><text:p>State- to hold on info from form</text:p></draw:text-box></draw:frame></text:p>
      <text:p text:style-name="Standard"/>
      <text:p text:style-name="Standard"><draw:frame text:anchor-type="paragraph" draw:z-index="31" draw:name="Shape1" draw:style-name="gr19" draw:text-style-name="P8" svg:width="3.176cm" svg:height="2.408cm" svg:x="-1.025cm" svg:y="0.145cm"><draw:text-box><text:p>VOTE ON ARTICLE</text:p><text:p>-upvote</text:p><text:p>-downvot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9" draw:name="Shape1" draw:style-name="gr22" draw:text-style-name="P12" svg:width="3.176cm" svg:height="3.897cm" svg:x="9.267cm" svg:y="-0.406cm"><draw:text-box><text:p>DELETE comment</text:p><text:p>State :false, </text:p><text:p>So on click state can change to true to display message</text:p><text:p/></draw:text-box></draw:frame><draw:custom-shape text:anchor-type="paragraph" draw:z-index="36" draw:name="Shape3" draw:style-name="gr10" draw:text-style-name="P11" svg:width="0.556cm" svg:height="1.297cm" svg:x="10.273cm" svg:y="-1.7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Standard"/>
      <text:p text:style-name="P1">KEY</text:p>
      <text:p text:style-name="P1"/>
      <text:p text:style-name="P2">state</text:p>
      <text:p text:style-name="P3"><draw:custom-shape text:anchor-type="paragraph" draw:z-index="37" draw:name="Shape3" draw:style-name="gr29" draw:text-style-name="P11" svg:width="0.556cm" svg:height="5.24cm" svg:x="10.934cm" svg:y="1.3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functiona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1:50:06.964031069</meta:creation-date>
    <dc:date>2020-10-23T10:47:10.372656470</dc:date>
    <meta:editing-duration>PT15H47M3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2" meta:paragraph-count="5" meta:word-count="3" meta:character-count="43" meta:non-whitespace-character-count="18"/>
  </office:meta>
</office:document-meta>
</file>